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05" calcext:value-type="float">
            <text:p>1205</text:p>
          </table:table-cell>
          <table:table-cell table:style-name="ce7" table:formula="of:=COUNTIF([.B7:.B1000000];&quot;X&quot;)" office:value-type="float" office:value="1036" calcext:value-type="float">
            <text:p>1036</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4" calcext:value-type="float">
            <text:p>144</text:p>
          </table:table-cell>
          <table:table-cell table:style-name="ce25" table:formula="of:=SUM([.B2:.F2])" office:value-type="float" office:value="1285" calcext:value-type="float">
            <text:p>128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3" table:number-rows-repeated="38">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31">00/00/0000</text:date>, <text:time style:data-style-name="N2" text:time-value="22:19:31.43054541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31T22:19:49.213773418</dc:date>
    <meta:editing-duration>P1DT8H45M29S</meta:editing-duration>
    <meta:editing-cycles>1196</meta:editing-cycles>
    <meta:document-statistic meta:table-count="1" meta:cell-count="7273" meta:object-count="0"/>
  </office:meta>
</office:document-meta>
</file>